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eXGyrePagella-Regular" svg:font-family="TeXGyrePagella-Regular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Palatino Linotype" fo:font-size="12pt" style:font-name-asian="TeXGyrePagella-Regular" style:font-size-asian="12pt" style:font-name-complex="TeXGyrePagella-Regular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Palatino Linotype" fo:font-size="12pt" fo:language="en" fo:country="US" style:font-name-asian="TeXGyrePagella-Regular" style:font-size-asian="12pt" style:font-name-complex="TeXGyrePagella-Regular" style:font-size-complex="12pt"/>
    </style:style>
    <style:style style:name="P3" style:family="paragraph" style:parent-style-name="Standard" style:list-style-name="">
      <style:paragraph-properties fo:text-align="center" style:justify-single-word="false" style:text-autospace="none"/>
      <style:text-properties style:font-name="Palatino Linotype" fo:language="sk" fo:country="SK"/>
    </style:style>
    <style:style style:name="P4" style:family="paragraph" style:parent-style-name="Standard" style:list-style-name="">
      <style:paragraph-properties fo:text-align="start" style:justify-single-word="false" style:text-autospace="none">
        <style:tab-stops>
          <style:tab-stop style:position="16.722cm" style:type="right"/>
        </style:tab-stops>
      </style:paragraph-properties>
      <style:text-properties style:font-name="Palatino Linotype" fo:language="sk" fo:country="SK"/>
    </style:style>
    <style:style style:name="P5" style:family="paragraph" style:parent-style-name="Standard">
      <style:paragraph-properties fo:text-align="center" style:justify-single-word="false"/>
      <style:text-properties style:font-name="Palatino Linotype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Palatino Linotype" fo:font-size="18pt" fo:language="en" fo:country="US" fo:font-weight="bold" style:font-size-asian="18pt" style:font-weight-asian="bold" style:font-size-complex="18pt" style:font-weight-complex="bold"/>
    </style:style>
    <style:style style:name="P7" style:family="paragraph" style:parent-style-name="Standard" style:list-style-name="">
      <style:paragraph-properties fo:text-align="center" style:justify-single-word="false" style:text-autospace="none"/>
      <style:text-properties style:font-name="Palatino Linotype"/>
    </style:style>
    <style:style style:name="P8" style:family="paragraph" style:parent-style-name="Standard">
      <style:paragraph-properties fo:text-align="center" style:justify-single-word="false" fo:break-before="page"/>
      <style:text-properties style:font-name="Palatino Linotype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2pt" style:font-name-asian="TeXGyrePagella-Regular" style:font-size-asian="12pt" style:font-name-complex="TeXGyrePagella-Regular" style:font-size-complex="12pt"/>
    </style:style>
    <style:style style:name="T2" style:family="text">
      <style:text-properties fo:font-size="12pt" fo:language="sk" fo:country="SK" style:font-name-asian="TeXGyrePagella-Regular" style:font-size-asian="12pt" style:font-name-complex="TeXGyrePagella-Regular" style:font-size-complex="12pt"/>
    </style:style>
    <style:style style:name="T3" style:family="text">
      <style:text-properties fo:font-size="12pt" fo:language="en" fo:country="US" style:font-name-asian="TeXGyrePagella-Regular" style:font-size-asian="12pt" style:font-name-complex="TeXGyrePagella-Regular" style:font-size-complex="12pt"/>
    </style:style>
    <style:style style:name="T4" style:family="text">
      <style:text-properties fo:language="sk" fo:country="SK"/>
    </style:style>
    <style:style style:name="T5" style:family="text">
      <style:text-properties fo:language="en" fo:country="US"/>
    </style:style>
    <style:style style:name="T6" style:family="text">
      <style:text-properties style:font-name-asian="TeXGyrePagella-Regular" style:font-name-complex="TeXGyrePagella-Regula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jInfer <text:span text:style-name="T5">Documentation</text:span></text:p>
      <text:p text:style-name="P5"/>
      <text:p text:style-name="P1">Michal Klempa, Mário Mikula, Robert Smetana, Michal Švirec, Matej Vitásek</text:p>
      <text:p text:style-name="P7"><text:span text:style-name="T1">Advisors: RNDr. Irena Mlýnková, Ph.D., Martin </text:span><text:span text:style-name="T2">Nečaský</text:span><text:span text:style-name="T1">, Ph.D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<text:tab/>Praha, 2011</text:span>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6">Tutorials</text:span></text:p>
      <text:p text:style-name="P6"><text:span text:style-name="T6"/></text:p>
      <text:p text:style-name="P2">User, Developer and Platform tutorials for jInfer.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6">Module Documentation</text:span></text:p>
      <text:p text:style-name="P6"><text:span text:style-name="T6"/></text:p>
      <text:p text:style-name="P2">Architecture</text:p>
      <text:p text:style-name="P2">Automaton Editor</text:p>
      <text:p text:style-name="P2">Base</text:p>
      <text:p text:style-name="P2">Basic DTD Exporter</text:p>
      <text:p text:style-name="P2">Basic IGG</text:p>
      <text:p text:style-name="P2">Basic Rule Displayer</text:p>
      <text:p text:style-name="P2">Basic XSD Exporter</text:p>
      <text:p text:style-name="P2">Project Type</text:p>
      <text:p text:style-name="P2">Runner</text:p>
      <text:p text:style-name="P2">Tree Rule Displayer</text:p>
      <text:p text:style-name="P2">Two Step Simplifier</text:p>
      <text:p text:style-name="P2">XSD Impor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eXGyrePagella-Regular" svg:font-family="TeXGyrePagella-Regular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2T16:24:03.96</meta:creation-date>
    <meta:print-date>2011-03-02T16:28:32.91</meta:print-date>
    <meta:document-statistic meta:table-count="0" meta:image-count="0" meta:object-count="0" meta:page-count="3" meta:paragraph-count="19" meta:word-count="58" meta:character-count="409"/>
    <dc:date>2011-03-02T16:34:29.11</dc:date>
    <meta:editing-duration>PT10M30S</meta:editing-duration>
    <meta:editing-cycles>1</meta:editing-cycles>
    <meta:generator>LibreOffice/3.3$Win32 LibreOffice_project/330m19$Build-6</meta:generator>
  </office:meta>
</office:document-meta>
</file>